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04pt"/>
    </style:style>
    <style:style style:name="co2" style:family="table-column">
      <style:table-column-properties fo:break-before="auto" style:column-width="209.2pt"/>
    </style:style>
    <style:style style:name="co3" style:family="table-column">
      <style:table-column-properties fo:break-before="auto" style:column-width="290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3.9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qrencode -l L -v 1 -o output.png 'Hello, world!'</text:p>
            <text:p/>
          </table:table-cell>
          <table:table-cell table:number-columns-repeated="4"/>
        </table:table-row>
        <table:table-row table:style-name="ro2">
          <table:table-cell office:value-type="string" calcext:value-type="string">
            <text:p>qrencode -l L -v 1 -o </text:p>
          </table:table-cell>
          <table:table-cell office:value-type="string" calcext:value-type="string">
            <text:p>Cyber.png</text:p>
          </table:table-cell>
          <table:table-cell/>
          <table:table-cell office:value-type="string" calcext:value-type="string">
            <text:p>;</text:p>
          </table:table-cell>
          <table:table-cell/>
        </table:table-row>
        <table:table-row table:style-name="ro2">
          <table:table-cell office:value-type="string" calcext:value-type="string">
            <text:p>qrencode -l L -v 1 -o </text:p>
          </table:table-cell>
          <table:table-cell office:value-type="string" calcext:value-type="string">
            <text:p>Overview.png</text:p>
          </table:table-cell>
          <table:table-cell office:value-type="string" calcext:value-type="string">
            <text:p><text:a xlink:href="http://tritechsc.ksd.org/programs/index.php?v=0" xlink:type="simple">http://tritechsc.ksd.org/programs/index.php?v=0</text:a></text:p>
          </table:table-cell>
          <table:table-cell/>
          <table:table-cell office:value-type="string" calcext:value-type="string">
            <text:p>http://tritechsc.ksd.org/programs/index.php?v=0</text:p>
          </table:table-cell>
        </table:table-row>
        <table:table-row table:style-name="ro2">
          <table:table-cell office:value-type="string" calcext:value-type="string">
            <text:p>qrencode -l L -v 1 -o </text:p>
          </table:table-cell>
          <table:table-cell office:value-type="string" calcext:value-type="string">
            <text:p>AutoBodypng</text:p>
          </table:table-cell>
          <table:table-cell office:value-type="string" calcext:value-type="string">
            <text:p><text:a xlink:href="http://tritechsc.ksd.org/programs/index.php?v=1" xlink:type="simple">http://tritechsc.ksd.org/programs/index.php?v=1</text:a></text:p>
          </table:table-cell>
          <table:table-cell/>
          <table:table-cell office:value-type="string" calcext:value-type="string">
            <text:p><text:s/>Auto Body Technology</text:p>
          </table:table-cell>
        </table:table-row>
        <table:table-row table:style-name="ro2">
          <table:table-cell office:value-type="string" calcext:value-type="string">
            <text:p>qrencode -l L -v 1 -o </text:p>
          </table:table-cell>
          <table:table-cell office:value-type="string" calcext:value-type="string">
            <text:p>AutoSystems.png</text:p>
          </table:table-cell>
          <table:table-cell office:value-type="string" calcext:value-type="string">
            <text:p><text:a xlink:href="http://tritechsc.ksd.org/programs/index.php?v=2" xlink:type="simple">http://tritechsc.ksd.org/programs/index.php?v=2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rencode -l L -v 1 -o </text:p>
          </table:table-cell>
          <table:table-cell office:value-type="string" calcext:value-type="string">
            <text:p>Healthcare.png</text:p>
          </table:table-cell>
          <table:table-cell office:value-type="string" calcext:value-type="string">
            <text:p><text:a xlink:href="http://tritechsc.ksd.org/programs/index.php?v=12" xlink:type="simple">http://tritechsc.ksd.org/programs/index.php?v=12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rencode -l L -v 1 -o </text:p>
          </table:table-cell>
          <table:table-cell office:value-type="string" calcext:value-type="string">
            <text:p>Construction.png</text:p>
          </table:table-cell>
          <table:table-cell office:value-type="string" calcext:value-type="string">
            <text:p>http://tritechsc.ksd.org/programs/index.php?v=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rencode -l L -v 1 -o </text:p>
          </table:table-cell>
          <table:table-cell office:value-type="string" calcext:value-type="string">
            <text:p>Cosmetology.png</text:p>
          </table:table-cell>
          <table:table-cell office:value-type="string" calcext:value-type="string">
            <text:p><text:a xlink:href="http://tritechsc.ksd.org/programs/index.php?v=4" xlink:type="simple">http://tritechsc.ksd.org/programs/index.php?v=4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rencode -l L -v 1 -o </text:p>
          </table:table-cell>
          <table:table-cell office:value-type="string" calcext:value-type="string">
            <text:p>CulinaryArts.png</text:p>
          </table:table-cell>
          <table:table-cell office:value-type="string" calcext:value-type="string">
            <text:p><text:a xlink:href="http://tritechsc.ksd.org/programs/index.php?v=5" xlink:type="simple">http://tritechsc.ksd.org/programs/index.php?v=5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rencode -l L -v 1 -o </text:p>
          </table:table-cell>
          <table:table-cell office:value-type="string" calcext:value-type="string">
            <text:p>Cyber.Security.png</text:p>
          </table:table-cell>
          <table:table-cell office:value-type="string" calcext:value-type="string">
            <text:p><text:a xlink:href="http://tritechsc.ksd.org/programs/index.php?v=6" xlink:type="simple">http://tritechsc.ksd.org/programs/index.php?v=6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rencode -l L -v 1 -o </text:p>
          </table:table-cell>
          <table:table-cell office:value-type="string" calcext:value-type="string">
            <text:p>Filmmaking.png</text:p>
          </table:table-cell>
          <table:table-cell office:value-type="string" calcext:value-type="string">
            <text:p><text:a xlink:href="http://tritechsc.ksd.org/programs/index.php?v=7" xlink:type="simple">http://tritechsc.ksd.org/programs/index.php?v=7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rencode -l L -v 1 -o </text:p>
          </table:table-cell>
          <table:table-cell office:value-type="string" calcext:value-type="string">
            <text:p>Dentistry.png</text:p>
          </table:table-cell>
          <table:table-cell office:value-type="string" calcext:value-type="string">
            <text:p><text:a xlink:href="http://tritechsc.ksd.org/programs/index.php?v=8" xlink:type="simple">http://tritechsc.ksd.org/programs/index.php?v=8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rencode -l L -v 1 -o </text:p>
          </table:table-cell>
          <table:table-cell office:value-type="string" calcext:value-type="string">
            <text:p>Diesel.png</text:p>
          </table:table-cell>
          <table:table-cell office:value-type="string" calcext:value-type="string">
            <text:p><text:a xlink:href="http://tritechsc.ksd.org/programs/index.php?v=9" xlink:type="simple">http://tritechsc.ksd.org/programs/index.php?v=9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rencode -l L -v 1 -o </text:p>
          </table:table-cell>
          <table:table-cell office:value-type="string" calcext:value-type="string">
            <text:p>EarlyChildhood.png</text:p>
          </table:table-cell>
          <table:table-cell office:value-type="string" calcext:value-type="string">
            <text:p><text:a xlink:href="http://tritechsc.ksd.org/programs/index.php?v=10" xlink:type="simple">http://tritechsc.ksd.org/programs/index.php?v=10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rencode -l L -v 1 -o </text:p>
          </table:table-cell>
          <table:table-cell office:value-type="string" calcext:value-type="string">
            <text:p>Firefighting.png</text:p>
          </table:table-cell>
          <table:table-cell office:value-type="string" calcext:value-type="string">
            <text:p><text:a xlink:href="http://tritechsc.ksd.org/programs/index.php?v=11" xlink:type="simple">http://tritechsc.ksd.org/programs/index.php?v=11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rencode -l L -v 1 -o </text:p>
          </table:table-cell>
          <table:table-cell office:value-type="string" calcext:value-type="string">
            <text:p>LawEnforcement.png</text:p>
          </table:table-cell>
          <table:table-cell office:value-type="string" calcext:value-type="string">
            <text:p><text:a xlink:href="http://tritechsc.ksd.org/programs/index.php?v=13" xlink:type="simple">http://tritechsc.ksd.org/programs/index.php?v=13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rencode -l L -v 1 -o </text:p>
          </table:table-cell>
          <table:table-cell office:value-type="string" calcext:value-type="string">
            <text:p>Nursing.png</text:p>
          </table:table-cell>
          <table:table-cell office:value-type="string" calcext:value-type="string">
            <text:p><text:a xlink:href="http://tritechsc.ksd.org/programs/index.php?v=14" xlink:type="simple">http://tritechsc.ksd.org/programs/index.php?v=14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rencode -l L -v 1 -o </text:p>
          </table:table-cell>
          <table:table-cell office:value-type="string" calcext:value-type="string">
            <text:p>Veterinary.png</text:p>
          </table:table-cell>
          <table:table-cell office:value-type="string" calcext:value-type="string">
            <text:p><text:a xlink:href="http://tritechsc.ksd.org/programs/index.php?v=15" xlink:type="simple">http://tritechsc.ksd.org/programs/index.php?v=15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rencode -l L -v 1 -o </text:p>
          </table:table-cell>
          <table:table-cell office:value-type="string" calcext:value-type="string">
            <text:p>Radio.png</text:p>
          </table:table-cell>
          <table:table-cell office:value-type="string" calcext:value-type="string">
            <text:p><text:a xlink:href="http://tritechsc.ksd.org/programs/index.php?v=16" xlink:type="simple">http://tritechsc.ksd.org/programs/index.php?v=16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rencode -l L -v 1 -o </text:p>
          </table:table-cell>
          <table:table-cell office:value-type="string" calcext:value-type="string">
            <text:p>TeenParenting.png</text:p>
          </table:table-cell>
          <table:table-cell office:value-type="string" calcext:value-type="string">
            <text:p><text:a xlink:href="http://tritechsc.ksd.org/programs/index.php?v=17" xlink:type="simple">http://tritechsc.ksd.org/programs/index.php?v=17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rencode -l L -v 1 -o </text:p>
          </table:table-cell>
          <table:table-cell office:value-type="string" calcext:value-type="string">
            <text:p>VideoGameDesign.png</text:p>
          </table:table-cell>
          <table:table-cell office:value-type="string" calcext:value-type="string">
            <text:p><text:a xlink:href="http://tritechsc.ksd.org/programs/index.php?v=18" xlink:type="simple">http://tritechsc.ksd.org/programs/index.php?v=18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rencode -l L -v 1 -o </text:p>
          </table:table-cell>
          <table:table-cell office:value-type="string" calcext:value-type="string">
            <text:p>Welding.png</text:p>
          </table:table-cell>
          <table:table-cell office:value-type="string" calcext:value-type="string">
            <text:p><text:a xlink:href="http://tritechsc.ksd.org/programs/index.php?v=19" xlink:type="simple">http://tritechsc.ksd.org/programs/index.php?v=19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rencode -l L -v 1 -o </text:p>
          </table:table-cell>
          <table:table-cell office:value-type="string" calcext:value-type="string">
            <text:p>LOC.png</text:p>
          </table:table-cell>
          <table:table-cell office:value-type="string" calcext:value-type="string">
            <text:p><text:a xlink:href="http://tritechsc.ksd.org/programs/index.php?v=20" xlink:type="simple">http://tritechsc.ksd.org/programs/index.php?v=20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0:03:46.977749961</meta:creation-date>
    <dc:date>2018-01-18T10:26:44.550050258</dc:date>
    <meta:editing-duration>PT1M6S</meta:editing-duration>
    <meta:editing-cycles>1</meta:editing-cycles>
    <meta:document-statistic meta:table-count="1" meta:cell-count="69" meta:object-count="0"/>
    <meta:generator>LibreOffice/5.2.7.2$Linux_X86_64 LibreOffice_project/20m0$Build-2</meta:generator>
  </office:meta>
</office:document-meta>
</file>